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BD842B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4cm" svg:height="15.874cm" svg:x="2.397cm" svg:y="5.572cm">
          <draw:image xlink:href="Pictures/100002010000025800000258BD842B64.png" xlink:type="simple" xlink:show="embed" xlink:actuate="onLoad">
            <text:p/>
          </draw:image>
        </draw:frame>
        <draw:path draw:style-name="gr2" draw:text-style-name="P1" draw:layer="layout" svg:width="6.83cm" svg:height="14.112cm" draw:transform="skewX (1.93194209726294E-017) rotate (0.123918376891597) translate (3.43276833287707cm 5.73501379676294cm)" svg:viewBox="0 0 6831 14113" svg:d="M2351 1779c433 42 869-46 1301-5 422 40 835 11 1260 57 384 42 794-33 1152 110 337 135 776 358 767 796-7 359-196 687-294 1030-94 328-86 671-94 1021-8 345-15 686-94 1022-81 343-97 697-131 1050-35 365-77 719-102 1087-25 367-24 734-4 1100 20 364 15 732-36 1095-50 359-108 721-135 1083-33 447-438 573-619 956-160 342-262 652-455 976-228 386-645 479-1009 608-343 123-705 159-1062 234-342 72-686 141-1046 103-388-41-823-134-1038-496-228-382-389-797-480-1225-120-563-101-1143-120-1715-16-462-66-917-63-1375 3-344-109-693-4-1033 108-351-12-699 65-1059 100-464 118-942 176-1411 52-417 104-833 155-1248 62-491 113-987 184-1476 69-470 121-937 242-1403 125-485 366-908 537-1366 280-752 659 139 680 418 28 369 61 760-135 1083l-41 328 353-156 160-21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6:10:56.594301409</meta:creation-date>
    <dc:date>2016-04-27T16:14:01.147258476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